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idate?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#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 Value 1</text:p>
          </table:table-cell>
          <table:table-cell office:value-type="string" calcext:value-type="string">
            <text:p>Alt Value 2</text:p>
          </table:table-cell>
          <table:table-cell office:value-type="string" calcext:value-type="string">
            <text:p>Design Reference</text:p>
          </table:table-cell>
          <table:table-cell office:value-type="string" calcext:value-type="string">
            <text:p>Validation Note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office:value-type="string" calcext:value-type="string">
            <text:p>SMA-J-P-H-ST-PN2</text:p>
          </table:table-cell>
          <table:table-cell office:value-type="string" calcext:value-type="string">
            <text:p>50Ohm RF C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U Mounted RF connector; ACS Area wiring harne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office:value-type="string" calcext:value-type="string">
            <text:p>415-0026-006</text:p>
          </table:table-cell>
          <table:table-cell office:value-type="string" calcext:value-type="string">
            <text:p>50Ohm RF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 cable; ACS Area wiring harness</text:p>
          </table:table-cell>
          <table:table-cell table:number-columns-repeated="5"/>
          <table:table-cell office:value-type="string" calcext:value-type="string">
            <text:p><text:a xlink:href="http://www.digikey.ca/product-detail/en/415-0026-006/J3406-ND/457081" xlink:type="simple">http://www.digikey.ca/product-detail/en/415-0026-006/J3406-ND/457081</text:a>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number-columns-repeated="4"/>
          <table:table-cell office:value-type="string" calcext:value-type="string">
            <text:p>DB25, male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DB25, 2 sided?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Glen Air</text:p>
          </table:table-cell>
          <table:table-cell office:value-type="string" calcext:value-type="string">
            <text:p>171-006-6-S-6-5-7-18-BL</text:p>
          </table:table-cell>
          <table:table-cell office:value-type="string" calcext:value-type="string">
            <text:p>6 Pin flat connecto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lar Panel Mounted; GlenAir connector for power and thermistors; Payload Area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00-00-00</text:date>, <text:time style:data-style-name="N2" text:time-value="22:46:43.56775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36:48.21</meta:creation-date>
    <meta:generator>LibreOffice/4.3.7.2$Linux_X86_64 LibreOffice_project/430m0$Build-2</meta:generator>
    <dc:date>2015-07-22T23:02:32.358277911</dc:date>
    <meta:editing-duration>PT1H7M34S</meta:editing-duration>
    <meta:editing-cycles>14</meta:editing-cycles>
    <meta:document-statistic meta:table-count="3" meta:cell-count="33" meta:object-count="0"/>
  </office:meta>
</office:document-meta>
</file>